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2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left="0cm" fo:margin-right="0cm" fo:text-align="justify" style:justify-single-word="false" fo:text-indent="0cm" style:auto-text-indent="false"/>
    </style:style>
    <style:style style:name="P31" style:family="paragraph" style:parent-style-name="Text_20_body">
      <style:paragraph-properties fo:margin-left="0cm" fo:margin-right="0cm" fo:text-align="justify" style:justify-single-word="false" fo:text-indent="0cm" style:auto-text-indent="false"/>
      <style:text-properties fo:color="#800000"/>
    </style:style>
    <style:style style:name="P32" style:family="paragraph" style:parent-style-name="Text_20_body">
      <style:paragraph-properties fo:margin-left="0cm" fo:margin-right="0cm" fo:text-align="center" style:justify-single-word="false" fo:text-indent="0cm" style:auto-text-indent="false"/>
    </style:style>
    <style:style style:name="P33" style:family="paragraph" style:parent-style-name="Footnote">
      <style:text-properties fo:language="en" fo:country="US"/>
    </style:style>
    <style:style style:name="P34" style:family="paragraph" style:parent-style-name="Footnote">
      <style:text-properties fo:language="ru" fo:country="RU"/>
    </style:style>
    <style:style style:name="P3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7" style:family="paragraph" style:parent-style-name="Heading_20_1">
      <style:paragraph-properties fo:margin-left="0cm" fo:margin-right="0cm" fo:text-align="center" style:justify-single-word="false" fo:text-indent="0.499cm" style:auto-text-indent="false"/>
    </style:style>
    <style:style style:name="P38" style:family="paragraph" style:parent-style-name="Heading_20_1">
      <style:paragraph-properties fo:background-color="#eeeeee">
        <style:background-image/>
      </style:paragraph-properties>
    </style:style>
    <style:style style:name="P39" style:family="paragraph" style:parent-style-name="Heading_20_2">
      <style:paragraph-properties fo:background-color="#eeeeee">
        <style:background-image/>
      </style:paragraph-properties>
    </style:style>
    <style:style style:name="P40" style:family="paragraph" style:parent-style-name="Heading_20_2">
      <style:paragraph-properties fo:background-color="#eeeeee">
        <style:background-image/>
      </style:paragraph-properties>
      <style:text-properties fo:language="ru" fo:country="RU"/>
    </style:style>
    <style:style style:name="P4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4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43" style:family="paragraph" style:parent-style-name="First_20_line_20_indent">
      <style:paragraph-properties fo:background-color="#eeeeee">
        <style:background-image/>
      </style:paragraph-properties>
      <style:text-properties fo:language="ru" fo:country="RU"/>
    </style:style>
    <style:style style:name="P4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style:text-properties fo:language="ru" fo:country="RU"/>
    </style:style>
    <style:style style:name="P47" style:family="paragraph" style:parent-style-name="Text_20_body" style:list-style-name="L2">
      <style:paragraph-properties fo:text-align="justify" style:justify-single-word="false"/>
      <style:text-properties fo:language="ru" fo:country="RU"/>
    </style:style>
    <style:style style:name="P48" style:family="paragraph" style:parent-style-name="Text_20_body" style:list-style-name="L3">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2" style:family="paragraph" style:parent-style-name="Text_20_body">
      <style:paragraph-properties fo:background-color="#eeeeee">
        <style:background-image/>
      </style:paragraph-properties>
    </style:style>
    <style:style style:name="P83" style:family="paragraph" style:parent-style-name="Text_20_body">
      <style:paragraph-properties fo:background-color="#eeeeee">
        <style:background-image/>
      </style:paragraph-properties>
      <style:text-properties fo:language="ru" fo:country="RU"/>
    </style:style>
    <style:style style:name="P84" style:family="paragraph" style:parent-style-name="Text_20_body">
      <style:paragraph-properties fo:text-align="justify" style:justify-single-word="false" fo:background-color="#eeeeee">
        <style:background-image/>
      </style:paragraph-properties>
      <style:text-properties fo:language="ru" fo:country="RU"/>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45067262856459109" text:style-name="L1">
        <text:list-item>
          <text:p text:style-name="P45">добавить детектив <text:span text:style-name="T1">(реализовано)</text:span>+ магические уроки/трактаты Старсвирла</text:p>
        </text:list-item>
        <text:list-item>
          <text:p text:style-name="P46">Терра несколько раз пытается убить Макса (один раз — в аквапарке). Несколько раз Макса спасает Селестия (даёт приказы Нексусу)</text:p>
        </text:list-item>
        <text:list-item>
          <text:p text:style-name="P46">Книги:</text:p>
        </text:list-item>
      </text:list>
      <text:list xml:id="list3972428343200567659" text:style-name="L2">
        <text:list-item>
          <text:p text:style-name="P47">«Великие грифоны прошлого» - из канона (5<text:span text:style-name="T3">s8e)</text:span></text:p>
        </text:list-item>
        <text:list-item>
          <text:p text:style-name="P47">«Высшие заклинания в повседневном использовании: от песчинки до дворца»</text:p>
        </text:list-item>
        <text:list-item>
          <text:p text:style-name="P47">«Малоизвестные аспекты магии трансформаций»</text:p>
        </text:list-item>
        <text:list-item>
          <text:p text:style-name="P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7">Дасти Вейфарер «Зебрианская культура, быт и фольклор»</text:p>
        </text:list-item>
        <text:list-item>
          <text:p text:style-name="P47">«Краткая история Эквестрии»</text:p>
        </text:list-item>
        <text:list-item>
          <text:p text:style-name="P47">«Шедевры архитектуры Эквестрии» с разделом о Кантерлотском Королевском Дворце</text:p>
        </text:list-item>
        <text:list-item>
          <text:p text:style-name="P47">«Великие дела и великие чары». Страница 893: …</text:p>
        </text:list-item>
        <text:list-item>
          <text:p text:style-name="P47">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6493389491680700906" text:style-name="L3">
        <text:list-item>
          <text:p text:style-name="P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8">Селестия — переменчивая пони. В одно время не строгая, а в другое может быть такой, что страшно становится</text:p>
        </text:list-item>
        <text:list-item>
          <text:p text:style-name="P4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8">Около 820-ти лет назад будущий маг Лайтнинг Стар поступил на обучение к наставнику Тииспоту</text:p>
        </text:list-item>
        <text:list-item>
          <text:p text:style-name="P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8">У Селестии грива и хвост развеваются и переливаются от магического шампуня</text:p>
        </text:list-item>
        <text:list-item>
          <text:p text:style-name="P48">Тело Селестии очень крепкое — может выдержать несколько тонн земли</text:p>
        </text:list-item>
        <text:list-item>
          <text:p text:style-name="P48">Дискорд намного старше принцесс, его магия сильнее ихней на голову</text:p>
        </text:list-item>
        <text:list-item>
          <text:p text:style-name="P48">Луна младше Селестии на 3 года. Сёстрам около 5000 лет</text:p>
        </text:list-item>
        <text:list-item>
          <text:p text:style-name="P48">Принцессы начали войну с Дискордом в возрасте, когда им было около 700 лет — и продолжалась война почти сто лет</text:p>
        </text:list-item>
        <text:list-item>
          <text:p text:style-name="P48">Самый главный враг сестёр и Дискорда — скука</text:p>
        </text:list-item>
        <text:list-item>
          <text:p text:style-name="P48">В Эквестрии на одного жеребца приходится четыре - пять кобыл</text:p>
        </text:list-item>
        <text:list-item>
          <text:p text:style-name="P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8">Селестия в первые полторы тысячи лет путешествовала — и заварила несколько войн (две — с Эквестрией, в одной была против Луны)</text:p>
        </text:list-item>
        <text:list-item>
          <text:p text:style-name="P48">Настоящий цвет гривы Селестии — клубнично-розовая. Радужный цвет гривы и хвоста поддерживается магией</text:p>
        </text:list-item>
        <text:list-item>
          <text:p text:style-name="P48">Кроме Дискорда, старше сестёр ещё старейшина драконов</text:p>
        </text:list-item>
        <text:list-item>
          <text:p text:style-name="P48">Кэйденс не прожила и 60-ти лет и является низкорожденной</text:p>
        </text:list-item>
        <text:list-item>
          <text:p text:style-name="P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8">Народ тихо фигел от нововведений и с ещё большим ожесточением продолжал делать по-своему</text:p>
        </text:list-item>
        <text:list-item>
          <text:p text:style-name="P4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8">Когда пони женятся, они обмениваются ножными браслетами</text:p>
        </text:list-item>
        <text:list-item>
          <text:p text:style-name="P48">Светилами, кроме сестёр, могут управлять единороги (группы), Дискорд, Твайлайт и Старсвирл</text:p>
        </text:list-item>
        <text:list-item>
          <text:p text:style-name="P48">Королева Кризалис — правительница Зелёной Долины</text:p>
        </text:list-item>
        <text:list-item>
          <text:p text:style-name="P48">Мать Луны и Селестии — аликорн Лорен. Мать Дискорда — Алиса (пони-человек)</text:p>
        </text:list-item>
        <text:list-item>
          <text:p text:style-name="P4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2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9">Искусственный интеллект. Создан Владом и Максом. Разработан для управления корпорациями.</text:p>
      <text:h text:style-name="Heading_20_3" text:outline-level="3">Селестия</text:h>
      <text:p text:style-name="P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0">Единорог. Холост, молод, мечтателен. Живёт в Кантерлоте. В свободное время рисует облака.</text:p>
      <text:h text:style-name="Heading_20_3" text:outline-level="3">Алекс</text:h>
      <text:p text:style-name="P30">Менеджер проектов, над одним из которых (Нексус) работает Макс.</text:p>
      <text:h text:style-name="Heading_20_3" text:outline-level="3"><text:soft-page-break/>Ростик</text:h>
      <text:p text:style-name="P30">Лидер команды тестировщиков</text:p>
      <text:h text:style-name="Heading_20_3" text:outline-level="3">Стас</text:h>
      <text:p text:style-name="P30">Программист-новичок в команде Макса.</text:p>
      <text:h text:style-name="Heading_20_3" text:outline-level="3">Рома</text:h>
      <text:p text:style-name="P30">Программист в команде UI-программистов</text:p>
      <text:h text:style-name="Heading_20_3" text:outline-level="3">Анджела</text:h>
      <text:p text:style-name="P30">Сисадмин. Флиртует с Максом.</text:p>
      <text:p text:style-name="P30"/>
      <text:h text:style-name="Heading_20_2" text:outline-level="2">Положения</text:h>
      <text:p text:style-name="P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3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3">&lt;\</text:span><text:span text:style-name="T1">Выполняю задачу</text:span>...</text:p>
      <text:p text:style-name="P27"><text:soft-page-break/><text:span text:style-name="T3">&lt;\</text:span>...</text:p>
      <text:p text:style-name="P27"><text:span text:style-name="T3">&lt;\</text:span>Решение:</text:p>
      <text:p text:style-name="P2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5">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28">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3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33">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3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3">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3"><text:s/><text:span text:style-name="T3">&lt;</text:span><text:span text:style-name="T10">оцепенение, неясная тревога, ужас</text:span><text:span text:style-name="T3">&gt;</text:span></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lt;<text:span text:style-name="T8">Макс отстаёт, переходит на шаг, Селестия скрывается за поворотом. Макс садится на упавшую колонну отдохнуть. Шорох приближается. Наконец, он видит, как из за поворота коридора, откуда он только что пришёл, появляется зелёно-чёрная масса извивающихся колючих лиан — пландерсидов. Но тут возвращается Селестия, закидывает его на спину и убегает. У выхода к ним выбегает Кимеринн и подгоняет их</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text:soft-page-break/>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восьм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не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длинной галереи, когда из дальнего конца, где я только что отдыхал, показался побег.</text:p>
      <text:p text:style-name="P3">На вид он немного напоминал увеличенный стебель плюща. Многолопастные темно-зелёные листья попеременно отходили от тонкого стебля. Побег волнообразно выдвинулся больше, и на утолщающемся стеб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text:p>
      <text:p text:style-name="P3">Так вот, этот копошащийся клубок стеблей в проёме галереи здорово напоминал тех червей на подносе. Такое же с виду медленное и безмозглое движение во все стороны, всеми отростками одновременно. &lt;<text:span text:style-name="T8">Отростки с лёгкостью сметают колонну, на которой только что сидел Макс</text:span>&gt;</text:p>
      <text:p text:style-name="P3">Но неторопливость эта была кажущейся. Если впервые червеобразные отростки появились в проёме коридора, когда мы уже подбегали к следующему, то вторично они вывалились в проём,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lt;<text:span text:style-name="T9">Селестия забегает за угол, пробегает немного и падает обессиленная. 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gt;</text:p>
      <text:p text:style-name="P24">Я хотел было указать Селестии на опастность, что бежать нужно быстрее, но тут она замертво повалилась на пол. Я при этом я прекратил изображать жабу в небе и жабой же <text:s/>шмякнулся на землю...</text:p>
      <text:p text:style-name="P3"/>
      <text:p text:style-name="P24"><text:soft-page-break/>Селестия резко фыркнула.</text:p>
      <text:p text:style-name="P24"/>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text:soft-page-break/>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6">&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6">&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text:soft-page-break/>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39" text:outline-level="2">Кантерлот</text:h>
      <text:p text:style-name="P82"/>
      <text:p text:style-name="P63">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5">“Глава IV. Пределы магии.<text:span text:style-name="T3">”</text:span></text:p>
      <text:p text:style-name="P65">Есть четыре предела магии: </text:p>
      <text:list xml:id="list3327853921567377240" text:style-name="L4">
        <text:list-item>
          <text:p text:style-name="P6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6">Первый предел. Ту мы встречаем ограниченное изменение физических и некоторых иных <text:soft-page-break/>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7"/>
      <text:p text:style-name="P65">Глава V. Основы.</text:p>
      <text:p text:style-name="P65">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5">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5">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oft-page-break/><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6">&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70">***</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oft-page-break/><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6"/>
      <text:h text:style-name="P39" text:outline-level="2">Рассказ Селестии <text:span text:style-name="T8">(“1001 ночь”)</text:span></text:h>
      <text:p text:style-name="P23"/>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70">***</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oft-page-break/><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text:soft-page-break/>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3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7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text:soft-page-break/>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7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39" text:outline-level="2">Рейд пони-рэйнджеров</text:h>
      <text:p text:style-name="P23"/>
      <text:p text:style-name="P73">(леденящий душу триллер, музыка тревожная)</text:p>
      <text:p text:style-name="P24">&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70">***</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70">***</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text:soft-page-break/>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70">***</text:p>
      <text:p text:style-name="P23"><text:soft-page-break/><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39"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0">***</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oft-page-break/><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0">***</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oft-page-break/><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3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text:soft-page-break/>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39" text:outline-level="2">В библиотеке замка Селестии</text:h>
      <text:p text:style-name="P82"/>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text:soft-page-break/>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text:soft-page-break/>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7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72">– Куда проваливаться? – не понял я</text:p>
      <text:p text:style-name="P72">– Они не знают. В тех провалах не видно дна...</text:p>
      <text:p text:style-name="P23"/>
      <text:h text:style-name="P39"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70">***</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oft-page-break/><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text:soft-page-break/>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oft-page-break/><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6"/>
      <text:p text:style-name="P23"><text:soft-page-break/><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6"/>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3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oft-page-break/><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h text:style-name="P3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oft-page-break/><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39" text:outline-level="2">Сон Макса</text:h>
      <text:p text:style-name="P82"/>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1"><text:span text:style-name="T3">–</text:span> Готова, <text:span text:style-name="T3">–</text:span> процедила она.</text:p>
      <text:p text:style-name="P7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70">***</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text:soft-page-break/>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39" text:outline-level="2"><text:soft-page-break/>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3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oft-page-break/><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text:soft-page-break/>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oft-page-break/><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text:soft-page-break/>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6"/>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text:soft-page-break/>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text:soft-page-break/>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70">***</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39"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text:span><text:span text:style-name="T8">стопам этого сна он напишет книгу</text:span><text:span text:style-name="T3">&gt;</text:span></text:p>
      <text:p text:style-name="P23"/>
      <text:p text:style-name="P70">***</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6"/>
      <text:p text:style-name="P23"><text:soft-page-break/><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6"/>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7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71"><text:soft-page-break/>...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7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7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8">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6"/>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3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oft-page-break/><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7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7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65">“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65">“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65">“Леро! Его звали Леро!”</text:p>
      <text:p text:style-name="P23">Картинка перед глазами Дэш поплыла…</text:p>
      <text:p text:style-name="P23"/>
      <text:h text:style-name="P39"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39" text:outline-level="2"><text:soft-page-break/>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39" text:outline-level="2">Четвёртый сон РД. Объединяющий</text:h>
      <text:p text:style-name="P23"/>
      <text:p text:style-name="P23">Рэйнбоу Дэш встала и посмотрела на застывшее внизу тело.</text:p>
      <text:p text:style-name="P65">“Значит, всё. Вот как это бывает.”</text:p>
      <text:p text:style-name="P23">Она расправила левое крыло.</text:p>
      <text:p text:style-name="P65">“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text:soft-page-break/>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70">***</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oft-page-break/><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39"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text:soft-page-break/>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39" text:outline-level="2">Поиск решения</text:h>
      <text:p text:style-name="P82"/>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0">***</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6"/>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6"/>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39" text:outline-level="2"><text:soft-page-break/>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6"/>
      <text:p text:style-name="P23"><text:span text:style-name="T3">&lt;</text:span><text:span text:style-name="T8">высоко летать нельзя из-за молний</text:span><text:span text:style-name="T3">&gt;</text:span></text:p>
      <text:p text:style-name="P26"/>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text:soft-page-break/>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text:soft-page-break/>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text:soft-page-break/>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70">***</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71">Базовое положение: Селестия физически находится на компе Влада в соседнем с максовым доме, в качестве этической подпрограммы к Нексусу.</text:p>
      <text:p text:style-name="P71">Кратко:</text:p>
      <text:p text:style-name="P7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text:soft-page-break/>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1">Эпизод 1:</text:p>
      <text:p text:style-name="P7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1">…</text:p>
      <text:p text:style-name="P71">Итого:</text:p>
      <text:p text:style-name="P7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1">Эпизод 3.5 (необязательный): День из жизни Дискорда (впечатления от нового мира, интерес путешествия, нежелание возвращаться).</text:p>
      <text:p text:style-name="P7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39"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0">***</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39" text:outline-level="2"><text:soft-page-break/>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65">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text:soft-page-break/>–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70"><text:soft-page-break/>***</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6"/>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6"/>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39" text:outline-level="2">Безнадёжность</text:h>
      <text:p text:style-name="P23"/>
      <text:p text:style-name="P23"><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0">***</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text:soft-page-break/></text:p>
      <text:h text:style-name="P39" text:outline-level="2">След?</text:h>
      <text:p text:style-name="P82"/>
      <text:p text:style-name="P23"><text:span text:style-name="T3">&lt;</text:span><text:span text:style-name="T8">сначала эпизод - проверка сумки в серверной</text:span><text:span text:style-name="T3">&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6"/>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6"/>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text:soft-page-break/>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70">***</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text:soft-page-break/>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3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text:soft-page-break/>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62">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3">– </text:span>Ну хорошо. Убедила. В конце-концов, можем поступить так. Вы с Флатти вернётесь обратно а я продолжу поиски здесь.</text:p>
      <text:p text:style-name="P5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3">– </text:span>Вы можете связываться со мной раз в месяц по коридору.</text:p>
      <text:p text:style-name="P5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3">– </text:span>Конечно оставаться. Кто ещё, кроме нас, может найти её?</text:p>
      <text:p text:style-name="P51"><text:span text:style-name="T3">– </text:span>Я думал, ты не сможешь оставить Энджела и всех остальных надолго.</text:p>
      <text:p text:style-name="P5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5"><text:span text:style-name="T3">– </text:span>Извини, Флаттершай, забылся.</text:p>
      <text:p text:style-name="P55"><text:span text:style-name="T3">– </text:span>Та ладно, я ж не против, – возразила Эпплджек. – Не парься, Флатти. Было б хуже, если б он <text:s/><text:soft-page-break/>назвал меня Эпплджек на людях.</text:p>
      <text:p text:style-name="P55"><text:span text:style-name="T3">– </text:span>Ты так... – запнулась Флаттершай. – Так быстро забыла свою ферму. И...</text:p>
      <text:p text:style-name="P5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5"><text:span text:style-name="T3">– </text:span>Как ты можешь так говорить? – расплакалась Флаттершай.</text:p>
      <text:p text:style-name="P55"><text:span text:style-name="T3">– </text:span>Эй, девушки, не ссорьтесь! Мы — одна команда! И надеюсь, останемся ею и в дальнейшем. </text:p>
      <text:list xml:id="list5305505295768687681" text:style-name="L5">
        <text:list-header>
          <text:p text:style-name="P5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5"><text:span text:style-name="T3">– </text:span>А если нет? – Эпплджек смотрела мне мне прямо в глаза.</text:p>
      <text:list xml:id="list43671491" text:continue-numbering="true" text:style-name="L5">
        <text:list-header>
          <text:p text:style-name="P56">Я молча пожал плечами. Эпплджек уверенно продолжила.</text:p>
        </text:list-header>
      </text:list>
      <text:p text:style-name="P5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5"><text:span text:style-name="T3">– </text:span>Спасибо, ЭйДжей.</text:p>
      <text:p text:style-name="P5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55941" text:continue-numbering="true" text:style-name="L5">
        <text:list-header>
          <text:p text:style-name="P56">Флаттершай пробормотала нечто, показавшееся мне знакомым.</text:p>
        </text:list-header>
      </text:list>
      <text:p text:style-name="P55"><text:span text:style-name="T3">– </text:span>Флатти, ты что-то сказала? Я не расслышал.</text:p>
      <text:p text:style-name="P55"><text:span text:style-name="T3">– </text:span>Намерение Изменяет Реальность.</text:p>
      <text:p text:style-name="P55"><text:span text:style-name="T3">– </text:span>Эээ. А где ты слышала эту фразу, если не секрет?</text:p>
      <text:p text:style-name="P5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57567" text:continue-numbering="true" text:style-name="L5">
        <text:list-header>
          <text:p text:style-name="P56">У меня как будто вспыхнула лампочка в мозгу. Кирпичики быстро выстраивались в целостную картину. Я ринулся в прихожую.</text:p>
        </text:list-header>
      </text:list>
      <text:p text:style-name="P55"><text:span text:style-name="T3">– </text:span>Флатти, ЭйДжей, буду через час. Ждите!</text:p>
      <text:p text:style-name="P51"/>
      <text:h text:style-name="P40" text:outline-level="2">Почти.</text:h>
      <text:p text:style-name="P83"/>
      <text:p text:style-name="P55">В офисе меня встретил лыбящийся Стас.</text:p>
      <text:p text:style-name="P5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5">Я уставился на Стаса и он, захлёбываясь от торопливости, начал <text:span text:style-name="T3">расказывать</text:span>.</text:p>
      <text:p text:style-name="P5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text:soft-page-break/>было непросто! Ну, разве я не молодец?!!</text:p>
      <text:p text:style-name="P55">– Ты его уничтожил?</text:p>
      <text:p text:style-name="P55">– Кого?</text:p>
      <text:p text:style-name="P55">– Этический модуль. Селестию.</text:p>
      <text:p text:style-name="P5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5">– Ты его уничтожил?</text:p>
      <text:p text:style-name="P5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5">– То есть, на домашнем компьютере Влада модуль работает и дальше?</text:p>
      <text:p text:style-name="P55">– Ага. К нему-то у меня доступа нету. Но в кластер к Нексусу он больше не пролезет.</text:p>
      <text:p text:style-name="P55">– Спасибо, Стас. Ты молодец.</text:p>
      <text:p text:style-name="P55">Ниточка, чуть было не прервавшаяся в офисе, повела в квартиру Влада.</text:p>
      <text:p text:style-name="P55"/>
      <text:h text:style-name="P40" text:outline-level="2">Дискорд</text:h>
      <text:p text:style-name="P82"/>
      <text:p text:style-name="P83">Девушки поспешно собирались, пока я растолковывал им задачу.</text:p>
      <text:p text:style-name="P8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3">– </text:span>Это тот твой приятель, который разбился с полгода назад? – спросила Эпплджек.</text:p>
      <text:p text:style-name="P83"><text:span text:style-name="T3">– </text:span>Да, это он.</text:p>
      <text:p text:style-name="P83"><text:span text:style-name="T3">– </text:span>А как мы попадём в его квартиру? Там сейчас кто-то живёт? – Флаттершай прыгала на одной ноге, натягивая кед.</text:p>
      <text:p text:style-name="P8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84"><text:soft-page-break/>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3">– </text:span>Макс, что случилось? У нас проблемы?</text:p>
      <text:p text:style-name="P8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3">– </text:span>Так что, будем ломать дверь? – Эпплджек критически осмотрелась, подмечая бабулек на лавочке и зевак во внутреннем скверике.</text:p>
      <text:p text:style-name="P84"><text:span text:style-name="T3">– </text:span>Нет нужды. Лучше станьте-ка сзади меня так, чтобы заслонить от этих бабулек и от вооон той камеры наблюдения.</text:p>
      <text:list xml:id="list1000783653633680611" text:style-name="L6">
        <text:list-header>
          <text:p text:style-name="P5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5">Раздался лёгкий «кряк» и дверь подалась.</text:p>
      <text:p text:style-name="P74"><text:span text:style-name="T3">–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5">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74"><text:span text:style-name="T3">– </text:span>Макс, тут окно разбито! И верёвка какая-то висит. – крикнула Флаттершай из кухни.</text:p>
      <text:p text:style-name="P74"><text:span text:style-name="T3">– </text:span>Оставь, Флатти, не сейчас! – отмахнулся я.</text:p>
      <text:p text:style-name="P85">Лампочка питания на ноутбуке горела, <text:s/>но подключенный монитор оставался тёмным. Я постучал по пробелу, но безрезультатно.</text:p>
      <text:p text:style-name="P74"><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4"><text:span text:style-name="T3">– </text:span>Монитор выключен. – <text:s/>раздалось из угла. Кресло с высокой спинкой повернулось, открыв нашим взорам Дискорда. </text:p>
      <text:p text:style-name="P7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74">Он приподнял панамку, дурашливо здороваясь.</text:p>
      <text:p text:style-name="P74"><text:span text:style-name="T3">– </text:span>Оп-па! – пробормотала Эпплджек. – Нежданчик!</text:p>
      <text:p text:style-name="P74"><text:span text:style-name="T3">– </text:span>Ты, я вижу, времени не терял, – моя рука под прикрытием стола медленно тянулась к тяжёлой фарфоровой кружке, стоящей на краю.</text:p>
      <text:p text:style-name="P4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3"><text:span text:style-name="T3">– </text:span>А почему ты вообще решил искать нас тут? – спросила Эпплджек. – Приехал бы домой. Мы б тебя чаем напоили.</text:p>
      <text:p text:style-name="P43"><text:span text:style-name="T3">– </text:span>Видишь ли, дорогая Эй-Джей, я с самого начала знал, где находится наша уважаемая принцесса, а времени в обрез, так что...</text:p>
      <text:p text:style-name="P41">В проёме дверей появилась Флаттершай.</text:p>
      <text:p text:style-name="P43"><text:span text:style-name="T3">– </text:span>С кем это вы тут разговариваете?</text:p>
      <text:list xml:id="list5477601722395736670" text:style-name="L7">
        <text:list-header>
          <text:p text:style-name="P4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41">Оглушённый Дискорд попытался было отъехать на кресле в сторону, но я припёр его стулом к стенке.</text:p>
      <text:p text:style-name="P43">– Жанна, Флатти, хватайте ноут и на выход! Я с ним разберусь! Не теряйте вре...!</text:p>
      <text:p text:style-name="P43">– ТЫ ИДИО...!!!</text:p>
      <text:p text:style-name="P43">Дискорд <text:s/>зорал одновременно со мной, прикрываясь от меня руками, когда раздался оглушительный</text:p>
      <text:p text:style-name="P43">...</text:p>
      <text:p text:style-name="P44">БАХ!!!</text:p>
      <text:p text:style-name="P43">…</text:p>
      <text:p text:style-name="P43">Эпплджек с <text:s/>нервным всхлипом опустила толстенный том «Энтерпрайз-паттернов» , издание девятое, дополненное.</text:p>
      <text:p text:style-name="P74">На лице Дискорда появилось удивлённо-мечтательное выражение и он вырубился.</text:p>
      <text:p text:style-name="P74"/>
      <text:h text:style-name="P39" text:outline-level="2">Селестия</text:h>
      <text:p text:style-name="P74"/>
      <text:p text:style-name="P74">Включенный монитор показал схематическое изображение Селестиии, </text:p>
      <text:p text:style-name="P75">&gt;\<text:span text:style-name="T1">Привет, Селестия. Это Макс. Как себя чувствуешь?</text:span></text:p>
      <text:p text:style-name="P75">&lt;\<text:span text:style-name="T1">Макс? МАКС??? МА-А-А-АКС!!! НАКОНЕЦ-ТО! КАК Я РАДА ТЕБЯ СЛЫШАТЬ! </text:span></text:p>
      <text:p text:style-name="P75">&gt;\<text:span text:style-name="T1">Я рад, что нашёл тебя, Тия.</text:span></text:p>
      <text:p text:style-name="P7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5">&gt;\<text:span text:style-name="T1">Тия, я сейчас подключу микрофон и колонки, и мы сможем общаться более удобно.</text:span></text:p>
      <text:p text:style-name="P74">…</text:p>
      <text:p text:style-name="P74"><text:soft-page-break/>– Привет опять. Как ты меня слышишь?</text:p>
      <text:p text:style-name="P7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5">– <text:span text:style-name="T1">Могу себе представить. Как-то раз я провёл три часа камере сенсорной депривации. Мне не понравилось.</text:span></text:p>
      <text:p text:style-name="P74">– Эммм... Ваше Высочество, вы в порядке? Мы так рады, что наконец-то нашли Вас! – вклинилась в разговор Эпплджек.</text:p>
      <text:p text:style-name="P74">– Кто тут? Макс, кто ещё с тобой?</text:p>
      <text:p text:style-name="P75"><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5">– <text:span text:style-name="T1">Девочки? Я рада вас слышать. А Твайлайт нет рядом?</text:span></text:p>
      <text:p text:style-name="P7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4">При этих словах Дискорд замычал и задёргался. Эпплджек нахмурилась и проверила верёвки, привязывающие его к спинке стула.</text:p>
      <text:p text:style-name="P7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4">– Ноутбук — так называется место, где я нахожусь сейчас? А кто это мычит?</text:p>
      <text:p text:style-name="P7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4">– О, духи предков, но зачем??? Почему у него кляп во рту?</text:p>
      <text:p text:style-name="P74">– Мы связали его. Он нас предал. И тебя. И Эквестрию. Всех.</text:p>
      <text:p text:style-name="P74">При этих словах Эпплджек и Флаттершай непонимающе уставились на меня, а Дискорд протестующе замычал.</text:p>
      <text:p text:style-name="P74">Я начал рассказывать о своих догадках, и непонимающее выражение на лицах девушек сменилось удивлением.</text:p>
      <text:p text:style-name="P7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4">– А зачем тогда ты приложила его книгой? – непонимающе уставился я на неё.</text:p>
      <text:p text:style-name="P74">– Потому что ты напал на него. Я и подумала — тебе виднее. И подсобила.</text:p>
      <text:p text:style-name="P74">Флаттершай отрицающе мотнула головой.</text:p>
      <text:p text:style-name="P74">– Не может Дискорд быть предателем. Он мой друг.</text:p>
      <text:p text:style-name="P74">Дискорд благодарственно замычал и закивал головой.</text:p>
      <text:p text:style-name="P7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4">Дискорд завёл глаза на лоб и обречённо завыл.</text:p>
      <text:p text:style-name="P74">– Макс, постой. Дай мне поговорить с ним. – сказала Селестия. – Не могу поверить, что Дискорд на такое пошёл.</text:p>
      <text:p text:style-name="P74">– Ну хорошо. Поговори. Послушаем, что он скажет.</text:p>
      <text:p text:style-name="P74"><text:soft-page-break/>Я красноречиво покачал кулак перед его носом и вытащил кляп.</text:p>
      <text:p text:style-name="P74">...</text:p>
      <text:p text:style-name="P8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9">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4">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90">– И что? – продолжила его мысль Эпплджек.</text:p>
      <text:p text:style-name="P90">–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86"/>
      <text:h text:style-name="P39"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text:soft-page-break/>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38" text:outline-level="1">Беседа за столиком в ночи</text:h>
      <text:p text:style-name="P53"/>
      <text:p text:style-name="P5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5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3">–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5">– Стоп, не торопись. – у меня голова пошла кругом от информации. – Я ничего не понял. Какие-такие проблемы? Какие варианты? Зачем его поддерживать?</text:p>
      <text:p text:style-name="P55">Анакорн недовольно поморщился, но продолжил.</text:p>
      <text:p text:style-name="P5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5">На голограмме появилась солнечная система Эквуса. Почему-то в центре системы был сам Эквус. Вокруг него вращались солнце и луна.</text:p>
      <text:p text:style-name="P55">Анакорн плюхнулся обратно в кресло и схватился за голову. Потом, немного успокоившись, продолжил.</text:p>
      <text:p text:style-name="P5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5">Анакорн отпил из стакана и продолжил.</text:p>
      <text:p text:style-name="P5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text:span><text:soft-page-break/><text:span text:style-name="T1">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5">Анакорн постучал по столику указкой. Солнечная система увеличилась, оставив в поле зрения только шар Эквуса.</text:p>
      <text:p text:style-name="P5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5">Анакорн смутился.</text:p>
      <text:p text:style-name="P5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5"><text:span text:style-name="T6">– Сам ты раздолбай! – произнёс, наконец, Свирл</text:span>)</text:p>
      <text:p text:style-name="P55">… И создали вы его достаточно топорно — видишь, он трещит по швам.</text:p>
      <text:p text:style-name="P55">– Хмм. То есть, это брони создали Эквус?</text:p>
      <text:p text:style-name="P5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5">Я вспомнил события последнего года <text:span text:style-name="T3">&lt;</text:span>упомянуть в эпизоде на Терре, что МЛП-сериал закрылся год назад<text:span text:style-name="T3">&gt;</text:span></text:p>
      <text:p text:style-name="P55"><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5">Анакорн с такой силой сжал карандаш, что он хрустнул.</text:p>
      <text:p text:style-name="P5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text:soft-page-break/>–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3">&lt;</text:span><text:span text:style-name="T10">чёрт</text:span><text:span text:style-name="T3">&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7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7">– Хорошо. Уболтал. Кьютимарки беру на себя. Так и знал, что мне самое трудное достанется!</text:p>
      <text:p text:style-name="P7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7">Анакорн проследил мой взгляд.</text:p>
      <text:p text:style-name="P77">– Нечего так смотреть. Если я стану применять магию вместо ловкости, теряется весь смысл упражнения... О, глянь-ка на Эквус!</text:p>
      <text:p text:style-name="P77">И впрямь, было на что посмотреть. Уровень помех на модели Эквуса значительно снизился и сама она стала светиться ровным голубоватым светом.</text:p>
      <text:p text:style-name="P7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text:soft-page-break/>один из них.</text:p>
      <text:p text:style-name="P77"/>
      <text:p text:style-name="P79">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81"/>
      <text:p text:style-name="P8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9"/>
      <text:p text:style-name="P77">Я опять задумался. В голове было пусто. Хотя, если подумать с точки зрения программиста, можно... Наверное можно, раз все предыдущее прокатило...</text:p>
      <text:p text:style-name="P7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pan text:style-name="T4">жаргоне программирования это называется «паттерн «Фасад»». – усмехнулся я.</text:span></text:p>
      <text:p text:style-name="P78">– Не понял? Это как? Как ты совместишь разрушенную магическими войнами Эквестрию с романтически-сексуальным раем для попаданцев?</text:p>
      <text:p text:style-name="P7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8">Анакорн долго мусолил карандаш, а потом вдруг заржал.</text:p>
      <text:p text:style-name="P7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8">Анакорн примирительно похлопал меня по плечу.</text:p>
      <text:p text:style-name="P7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8">Я подозрительно посмотрел на Анакорна.</text:p>
      <text:p text:style-name="P78"><text:span text:style-name="T3">– </text:span>Какой ещё, нафиг, «мой фанфик»? Я никакого фанфика не писал. И не собираюсь, вообще-то.</text:p>
      <text:p text:style-name="P78">Анакорн ехидно ухмыльнулся и откинулся в кресле, переплетя пальцы за затылком.</text:p>
      <text:p text:style-name="P7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text:soft-page-break/>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7"><text:span text:style-name="T3">– </text:span>Факн щит<text:note text:id="ftn7" text:note-class="footnote"><text:note-citation>7</text:note-citation><text:note-body><text:p text:style-name="P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7">Анакорн развёл руками.</text:p>
      <text:p text:style-name="P7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7">Анакорн, глядя на мои терзания, понимающе кивнул и продолжил.</text:p>
      <text:p text:style-name="P5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5">– Гм! Я бы попросил тебя не касаться моих отношений с Рэйнбоу!</text:p>
      <text:p text:style-name="P5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5">У меня сердце буквально ухнуло куда-то вниз, в область желудка.</text:p>
      <text:p text:style-name="P5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5">– Та ладно, не утешай. Я не маленький ребёнок. Долг платежом красен. Сделаю то, что ты хочешь. Как сумею.</text:p>
      <text:p text:style-name="P55">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5">Анакорн наблюдал за мной без улыбки. По его нейтральному выражению лица невозможно было догадаться, о чём он думает.</text:p>
      <text:p text:style-name="P55">–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5">– Валяй. Я тебя внимательно слушаю.</text:p>
      <text:p text:style-name="P5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55">– А я разве сплю?</text:p>
      <text:p text:style-name="P55">– Сейчас — нет. Но как только мы закроем сделку — проснёшься. Потому что нет иного способа вернуть тебя в реальный мир.</text:p>
      <text:p text:style-name="P55">– Эээ, постой. А как я в Эквестрию и обратно возвращался?</text:p>
      <text:p text:style-name="P5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5">Так вот, возвращать тебя обратно в твой мир я не буду. </text:p>
      <text:p text:style-name="P5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5">– Ты ещё увидишь пару снов на прощание. Удачи!</text:p>
      <text:p text:style-name="P55"/>
      <text:p text:style-name="P58">***</text:p>
      <text:p text:style-name="P55">– Привет, Макс. – образ Селестии снова реял передо мной, как <text:span text:style-name="T3">&lt;</text:span><text:span text:style-name="T8">полгода</text:span><text:span text:style-name="T3">&gt;</text:span> назад. – Я хочу <text:soft-page-break/>поблагодарить тебя за всё.</text:p>
      <text:p text:style-name="P55">– Пожалста. – ответил я безучастно. – Всегда рад. Только Вам не нужно было ТАК распинаться, чтобы заручиться моей помощью.</text:p>
      <text:p text:style-name="P55">Селестия на мгновение смутилась, но продолжила.</text:p>
      <text:p text:style-name="P5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text:span><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86"/>
      <text:list xml:id="list6423796812878295573" text:style-name="L8">
        <text:list-header>
          <text:p text:style-name="P76">(<text:span text:style-name="T11">Луна — как повелительница снов, слышала разговор Макса с Анакорном</text:span>)</text:p>
          <text:p text:style-name="P80"/>
        </text:list-header>
      </text:list>
      <text:p text:style-name="P87">***</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text:soft-page-break/>жаль…</text:p>
      <text:p text:style-name="P5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51">Я опустил руку на шею Дэш и ощутил теплоту и лёгкое покалывание в пустоте.</text:p>
      <text:p text:style-name="P51"><text:span text:style-name="T3">–</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39" text:outline-level="2">Земля</text:h>
      <text:p text:style-name="P54">Музыкальная тема из бегущего по лезвию бритвы — <text:span text:style-name="T3">Mission impossible</text:span></text:p>
      <text:p text:style-name="P3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5"><text:span text:style-name="T1">Я нашарил ногами тапки и пошёл в ванную. Проходя мимо стола, зацепился взглядом за</text:span> эскиз <text:span text:style-name="T1">рисунка</text:span>.</text:p>
      <text:p text:style-name="P3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6">Доставая из стола ключи от машины, опять наткнулся взглядом на эскиз.</text:p>
      <text:p text:style-name="P36"><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6">Назову-ка я фантазию «Последний фанфик».</text:p>
      <text:p text:style-name="P36"/>
      <text:p text:style-name="P36"/>
      <text:p text:style-name="P36"/>
      <text:p text:style-name="P51"/>
      <text:p text:style-name="P51"/>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7T23:49:13.30</dc:date>
    <meta:editing-duration>P33DT1H1M11S</meta:editing-duration>
    <meta:editing-cycles>712</meta:editing-cycles>
    <meta:generator>OpenOffice/4.1.1$Win32 OpenOffice.org_project/411m6$Build-9775</meta:generator>
    <dc:creator>макс </dc:creator>
    <meta:document-statistic meta:table-count="0" meta:image-count="0" meta:object-count="0" meta:page-count="102" meta:paragraph-count="2021" meta:word-count="45564" meta:character-count="290108"/>
  </office:meta>
</office:document-meta>
</file>